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solid" draw:fill-color="#ffffd7"/>
    </style:style>
    <style:style style:name="P4" style:family="paragraph">
      <loext:graphic-properties draw:fill="solid" draw:fill-color="#666666"/>
    </style:style>
    <style:style style:name="T1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Courier New" fo:font-size="20pt" fo:font-weight="bold" style:font-name-asian="NSimSun" style:font-size-asian="20pt" style:font-weight-asian="bold" style:font-name-complex="Lucida Sans1" style:font-size-complex="20pt" style:font-weight-complex="bold"/>
    </style:style>
    <style:style style:name="T3" style:family="text">
      <style:text-properties style:text-position="-8% 58%" style:font-name="Courier New" fo:font-size="20pt" fo:font-weight="bold" style:font-name-asian="NSimSun" style:font-size-asian="20pt" style:font-weight-asian="bold" style:font-name-complex="Lucida Sans1" style:font-size-complex="20pt" style:font-weight-complex="bold"/>
    </style:style>
    <style:style style:name="gr1" style:family="graphic">
      <style:graphic-properties draw:stroke="none" draw:fill="none" draw:textarea-horizontal-align="justify" draw:textarea-vertical-align="middle" draw:auto-grow-height="false" fo:min-height="1.249cm" fo:min-width="1.25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vertical-align="middle" draw:auto-grow-height="false" fo:min-height="1.3cm" fo:min-width="1.22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draw:auto-grow-height="false" fo:min-height="1.256cm" fo:min-width="0.86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vertical-align="middle" draw:auto-grow-height="false" fo:min-height="1.311cm" fo:min-width="1.25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946cm" fo:min-width="0.37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013cm" fo:min-width="0.37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2.847cm" fo:min-width="0.3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="solid" draw:fill-color="#ffffd7" draw:textarea-horizontal-align="justify" draw:textarea-vertical-align="middle" draw:auto-grow-height="false" fo:min-height="3.283cm" fo:min-width="2.25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="solid" draw:fill-color="#666666" draw:textarea-horizontal-align="justify" draw:textarea-vertical-align="middle" draw:auto-grow-height="false" fo:min-height="2.346cm" fo:min-width="3.253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custom-shape text:anchor-type="paragraph" draw:z-index="1" draw:name="Form 1" draw:style-name="gr8" draw:text-style-name="P3" svg:width="2.251cm" svg:height="5.252cm" svg:x="6.371cm" svg:y="3.5cm"><text:p/><draw:enhanced-geometry svg:viewBox="0 0 88 21600" draw:glue-points="44 ?f6 44 0 0 10800 44 21600 88 10800" draw:text-areas="0 ?f6 88 ?f3" draw:type="can" draw:modifiers="1864.06984553392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0" draw:name="Form 2" draw:style-name="gr9" draw:text-style-name="P4" svg:width="3.252cm" svg:height="3.753cm" svg:x="5.872cm" svg:y="8.248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" draw:name="Form 3" draw:style-name="gr7" svg:width="0.75cm" svg:height="2.818cm" draw:transform="skewX (0.522726110972302) rotate (0.522726110972302) translate (9.62201388888889cm 4.99886111111111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Form 4" draw:style-name="gr6" svg:width="0.75cm" svg:height="2.299cm" draw:transform="skewX (0.785398163397448) rotate (-0.261799387799149) translate (12.4371805555556cm 6.43113888888889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Form 5" draw:style-name="gr5" svg:width="0.75cm" svg:height="2.222cm" draw:transform="skewX (0.654498469497874) rotate (-1.5707963267949) translate (12.1690694444444cm 9.50030555555555cm)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NeoPixelLamp</text:h>
      <text:p text:style-name="Text_20_body"><draw:custom-shape text:anchor-type="paragraph" draw:z-index="8" draw:name="Form 9" draw:style-name="gr4" draw:text-style-name="P1" svg:width="1.251cm" svg:height="1.31cm" draw:transform="skewX (-0.512952267161133) rotate (-0.512777734235934) translate (12.2819583333333cm 4.13455555555556cm)"><text:p/><draw:enhanced-geometry svg:viewBox="0 0 21600 21600" draw:text-areas="0 0 21600 21600" draw:mirror-horizontal="false" draw:mirror-vertical="false" draw:type="circular-arrow" draw:modifiers="-177.688881717188 -24.1185152063961 8999.74242814199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6" draw:name="Form 7" draw:style-name="gr1" draw:text-style-name="P2" svg:width="1.251cm" svg:height="1.25cm" svg:x="11.121cm" svg:y="4.886cm"><text:p text:style-name="P1"><text:span text:style-name="T1">Y</text:span></text:p><draw:enhanced-geometry svg:viewBox="0 0 21600 21600" draw:type="rectangle" draw:enhanced-path="M 0 0 L 21600 0 21600 21600 0 21600 0 0 Z N"/></draw:custom-shape><draw:custom-shape text:anchor-type="paragraph" draw:z-index="9" draw:name="Form 10" draw:style-name="gr1" draw:text-style-name="P2" svg:width="1.251cm" svg:height="1.25cm" svg:x="13.122cm" svg:y="3.635cm"><text:p text:style-name="P1"><text:span text:style-name="T1">+</text:span><text:span text:style-name="T2">ω</text:span><text:span text:style-name="T3">Y</text:span></text:p><draw:enhanced-geometry svg:viewBox="0 0 21600 21600" draw:type="rectangle" draw:enhanced-path="M 0 0 L 21600 0 21600 21600 0 21600 0 0 Z N"/></draw:custom-shape><draw:custom-shape text:anchor-type="paragraph" draw:z-index="10" draw:name="Form 11" draw:style-name="gr3" draw:text-style-name="P1" svg:width="0.756cm" svg:height="1.435cm" draw:transform="skewX (0.135612082879959) rotate (-0.881391272257136) translate (10.3928333333333cm 2.79223611111111cm)"><text:p/><draw:enhanced-geometry svg:viewBox="0 0 21600 21600" draw:text-areas="0 0 21600 21600" draw:mirror-horizontal="true" draw:mirror-vertical="false" draw:type="circular-arrow" draw:modifiers="128.770079961287 -42.7021835789897 8255.85215603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5" draw:name="Form 6" draw:style-name="gr1" draw:text-style-name="P2" svg:width="1.251cm" svg:height="1.25cm" svg:x="9.622cm" svg:y="3.634cm"><text:p text:style-name="P1"><text:span text:style-name="T1">Z</text:span></text:p><draw:enhanced-geometry svg:viewBox="0 0 21600 21600" draw:type="rectangle" draw:enhanced-path="M 0 0 L 21600 0 21600 21600 0 21600 0 0 Z N"/></draw:custom-shape><draw:custom-shape text:anchor-type="paragraph" draw:z-index="11" draw:name="Form 12" draw:style-name="gr1" draw:text-style-name="P2" svg:width="1.251cm" svg:height="1.25cm" svg:x="9.372cm" svg:y="1.886cm"><text:p text:style-name="P1"><text:span text:style-name="T1">+</text:span><text:span text:style-name="T2">ω</text:span><text:span text:style-name="T3">Z</text:span></text:p><draw:enhanced-geometry svg:viewBox="0 0 21600 21600" draw:type="rectangle" draw:enhanced-path="M 0 0 L 21600 0 21600 21600 0 21600 0 0 Z N"/></draw:custom-shape><draw:custom-shape text:anchor-type="paragraph" draw:z-index="12" draw:name="Form 13" draw:style-name="gr2" draw:text-style-name="P1" svg:width="1.373cm" svg:height="1.158cm" draw:transform="skewX (-0.690452252088957) rotate (-0.689754120388159) translate (12.0015cm 7.76111111111111cm)"><text:p/><draw:enhanced-geometry svg:viewBox="0 0 21600 21600" draw:text-areas="0 0 21600 21600" draw:mirror-horizontal="true" draw:mirror-vertical="false" draw:type="circular-arrow" draw:modifiers="-177.688881717188 -24.1185152063961 8999.74242814199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7" draw:name="Form 8" draw:style-name="gr1" draw:text-style-name="P2" svg:width="1.251cm" svg:height="1.25cm" svg:x="11.372cm" svg:y="7.135cm"><text:p text:style-name="P1"><text:span text:style-name="T1">X</text:span></text:p><draw:enhanced-geometry svg:viewBox="0 0 21600 21600" draw:type="rectangle" draw:enhanced-path="M 0 0 L 21600 0 21600 21600 0 21600 0 0 Z N"/></draw:custom-shape><draw:custom-shape text:anchor-type="paragraph" draw:z-index="13" draw:name="Form 14" draw:style-name="gr1" draw:text-style-name="P2" svg:width="1.251cm" svg:height="1.25cm" svg:x="12.622cm" svg:y="8.384cm"><text:p text:style-name="P1"><text:span text:style-name="T1">+</text:span><text:span text:style-name="T2">ω</text:span><text:span text:style-name="T3">X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4T23:30:02.833000000</meta:creation-date>
    <dc:date>2024-01-14T23:49:05.782000000</dc:date>
    <meta:editing-duration>PT19M3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7.6.0.3$Windows_X86_64 LibreOffice_project/69edd8b8ebc41d00b4de3915dc82f8f0fc3b6265</meta:generator>
  </office:meta>
</office:document-meta>
</file>